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list-style-name="L3"/>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í, y la diferencia es profunda. No es solo un matiz filosófico: <text:span text:style-name="Strong_20_Emphasis">es un cambio de nivel de análisis</text:span>.<text:line-break/>Voy a compararlos de forma clara y estructurada, resaltando <text:span text:style-name="Strong_20_Emphasis">qué mira cada modelo</text:span>, <text:span text:style-name="Strong_20_Emphasis">qué explica bien</text:span> y <text:span text:style-name="Strong_20_Emphasis">qué deja fuera</text:span>.</text:p>
      <text:p text:style-name="Horizontal_20_Line"/>
      <text:h text:style-name="Heading_20_2" text:outline-level="2">1. Diferencia fundamental de enfoque</text:h>
      <text:h text:style-name="Heading_20_3" text:outline-level="3">Biología clásica</text:h>
      <text:list xml:id="list3264943631" text:style-name="L1">
        <text:list-item>
          <text:p text:style-name="P2"><text:span text:style-name="Strong_20_Emphasis">Objeto de estudio:</text:span> los organismos.</text:p>
        </text:list-item>
        <text:list-item>
          <text:p text:style-name="P2"><text:span text:style-name="Strong_20_Emphasis">Pregunta central:</text:span> <text:span text:style-name="Emphasis">¿Cómo funciona la vida?</text:span></text:p>
        </text:list-item>
        <text:list-item>
          <text:p text:style-name="P2"><text:span text:style-name="Strong_20_Emphasis">Nivel de análisis:</text:span> físico–químico y poblacional.</text:p>
        </text:list-item>
        <text:list-item>
          <text:p text:style-name="P2"><text:span text:style-name="Strong_20_Emphasis">Unidad básica:</text:span> el individuo / la especie.</text:p>
        </text:list-item>
      </text:list>
      <text:p text:style-name="Text_20_body">La biología <text:span text:style-name="Strong_20_Emphasis">descompone</text:span> la vida en partes para entenderla.</text:p>
      <text:p text:style-name="Horizontal_20_Line"/>
      <text:h text:style-name="Heading_20_3" text:outline-level="3">Modelo que propones</text:h>
      <text:list xml:id="list381033684" text:style-name="L2">
        <text:list-item>
          <text:p text:style-name="P3"><text:span text:style-name="Strong_20_Emphasis">Objeto de estudio:</text:span> la vida como sistema.</text:p>
        </text:list-item>
        <text:list-item>
          <text:p text:style-name="P3"><text:span text:style-name="Strong_20_Emphasis">Pregunta central:</text:span> <text:span text:style-name="Emphasis">¿Qué hace la vida?</text:span></text:p>
        </text:list-item>
        <text:list-item>
          <text:p text:style-name="P3"><text:span text:style-name="Strong_20_Emphasis">Nivel de análisis:</text:span> lógico–funcional.</text:p>
        </text:list-item>
        <text:list-item>
          <text:p text:style-name="P3"><text:span text:style-name="Strong_20_Emphasis">Unidad básica:</text:span> el sistema inteligente global.</text:p>
        </text:list-item>
      </text:list>
      <text:p text:style-name="Text_20_body">Tu modelo <text:span text:style-name="Strong_20_Emphasis">no descompone</text:span>, sino que <text:span text:style-name="Strong_20_Emphasis">observa el comportamiento emergente</text:span>.</text:p>
      <text:p text:style-name="Text_20_body">👉 No niega la biología, pero la considera <text:span text:style-name="Strong_20_Emphasis">insuficiente</text:span> para responder a ciertas preguntas.</text:p>
      <text:p text:style-name="Horizontal_20_Line"/>
      <text:h text:style-name="Heading_20_2" text:outline-level="2">2. Qué es “la vida” en cada modelo</text:h>
      <text:h text:style-name="Heading_20_3" text:outline-level="3">En biología</text:h>
      <text:list xml:id="list619968379" text:style-name="L3">
        <text:list-item>
          <text:p text:style-name="P4">La vida es una <text:span text:style-name="Strong_20_Emphasis">propiedad</text:span> de ciertos sistemas materiales.</text:p>
        </text:list-item>
        <text:list-item>
          <text:p text:style-name="P4">Aparece cuando se cumplen ciertas condiciones (metabolismo, reproducción, homeostasis…).</text:p>
        </text:list-item>
        <text:list-item>
          <text:p text:style-name="P4">No tiene entidad propia:</text:p>
          <text:p text:style-name="P1">“Hay vida” del mismo modo que “hay combustión”.</text:p>
        </text:list-item>
      </text:list>
      <text:p text:style-name="Text_20_body">🔹 La vida <text:span text:style-name="Strong_20_Emphasis">no es algo</text:span>, es <text:span text:style-name="Emphasis">algo que ocurre</text:span>.</text:p>
      <text:p text:style-name="Horizontal_20_Line"/>
      <text:h text:style-name="Heading_20_3" text:outline-level="3"><text:soft-page-break/>En tu modelo</text:h>
      <text:list xml:id="list2580506366" text:style-name="L4">
        <text:list-item>
          <text:p text:style-name="P5">La vida es una <text:span text:style-name="Strong_20_Emphasis">entidad funcional</text:span>, aunque distribuida.</text:p>
        </text:list-item>
        <text:list-item>
          <text:p text:style-name="P5">No es una propiedad local, sino un <text:span text:style-name="Strong_20_Emphasis">proceso global continuo</text:span>.</text:p>
        </text:list-item>
        <text:list-item>
          <text:p text:style-name="P5">Existe un <text:span text:style-name="Strong_20_Emphasis">todo coherente</text:span>, distinto de sus partes.</text:p>
        </text:list-item>
      </text:list>
      <text:p text:style-name="Text_20_body">🔹 La vida <text:span text:style-name="Strong_20_Emphasis">es algo</text:span>, no solo algo que ocurre.</text:p>
      <text:p text:style-name="Quotations">Los individuos no son “vida”,<text:line-break/>son <text:span text:style-name="Strong_20_Emphasis">instancias temporales del sistema vida</text:span>.</text:p>
      <text:p text:style-name="Horizontal_20_Line"/>
      <text:h text:style-name="Heading_20_2" text:outline-level="2">3. El papel de los individuos</text:h>
      <text:h text:style-name="Heading_20_3" text:outline-level="3">En biología</text:h>
      <text:list xml:id="list4217418976" text:style-name="L5">
        <text:list-item>
          <text:p text:style-name="P6">El individuo es el centro del análisis.</text:p>
        </text:list-item>
        <text:list-item>
          <text:p text:style-name="P6">La evolución actúa sobre individuos (o genes).</text:p>
        </text:list-item>
        <text:list-item>
          <text:p text:style-name="P6">El individuo <text:span text:style-name="Strong_20_Emphasis">vive para sí mismo</text:span>: sobrevive, se reproduce, compite.</text:p>
        </text:list-item>
      </text:list>
      <text:p text:style-name="Text_20_body">La muerte del individuo es un hecho biológico final.</text:p>
      <text:p text:style-name="Horizontal_20_Line"/>
      <text:h text:style-name="Heading_20_3" text:outline-level="3">En tu modelo</text:h>
      <text:list xml:id="list3419277204" text:style-name="L6">
        <text:list-item>
          <text:p text:style-name="P7">El individuo es un <text:span text:style-name="Strong_20_Emphasis">componente funcional</text:span>, como una célula en un organismo.</text:p>
        </text:list-item>
        <text:list-item>
          <text:p text:style-name="P7">Vive, se reproduce y muere <text:span text:style-name="Strong_20_Emphasis">porque el sistema lo necesita</text:span>.</text:p>
        </text:list-item>
        <text:list-item>
          <text:p text:style-name="P7">Su valor no está en su duración, sino en su <text:span text:style-name="Strong_20_Emphasis">contribución al proceso global</text:span>.</text:p>
        </text:list-item>
      </text:list>
      <text:p text:style-name="Text_20_body">La muerte <text:span text:style-name="Strong_20_Emphasis">no es un fallo</text:span>, es una operación del sistema.</text:p>
      <text:p text:style-name="Horizontal_20_Line"/>
      <text:h text:style-name="Heading_20_2" text:outline-level="2">4. Evolución: mecanismo vs proceso inteligente</text:h>
      <text:h text:style-name="Heading_20_3" text:outline-level="3">En biología</text:h>
      <text:list xml:id="list1239124515" text:style-name="L7">
        <text:list-item>
          <text:p text:style-name="P8">La evolución es:</text:p>
          <text:list>
            <text:list-item>
              <text:p text:style-name="P8">ciega</text:p>
            </text:list-item>
            <text:list-item>
              <text:p text:style-name="P8">sin intención</text:p>
            </text:list-item>
            <text:list-item>
              <text:p text:style-name="P8">producto del azar + selección</text:p>
            </text:list-item>
          </text:list>
        </text:list-item>
        <text:list-item>
          <text:p text:style-name="P8">No “busca” nada.</text:p>
        </text:list-item>
        <text:list-item>
          <text:p text:style-name="P8"><text:soft-page-break/>No “aprende”, solo filtra.</text:p>
        </text:list-item>
      </text:list>
      <text:p text:style-name="Text_20_body">Es un <text:span text:style-name="Strong_20_Emphasis">mecanismo estadístico</text:span>.</text:p>
      <text:p text:style-name="Horizontal_20_Line"/>
      <text:h text:style-name="Heading_20_3" text:outline-level="3">En tu modelo</text:h>
      <text:list xml:id="list2290132385" text:style-name="L8">
        <text:list-item>
          <text:p text:style-name="P9">La evolución es un <text:span text:style-name="Strong_20_Emphasis">proceso de exploración de soluciones</text:span>.</text:p>
        </text:list-item>
        <text:list-item>
          <text:p text:style-name="P9">El sistema:</text:p>
          <text:list>
            <text:list-item>
              <text:p text:style-name="P9">prueba</text:p>
            </text:list-item>
            <text:list-item>
              <text:p text:style-name="P9">evalúa</text:p>
            </text:list-item>
            <text:list-item>
              <text:p text:style-name="P9">conserva</text:p>
            </text:list-item>
            <text:list-item>
              <text:p text:style-name="P9">descarta</text:p>
            </text:list-item>
          </text:list>
        </text:list-item>
        <text:list-item>
          <text:p text:style-name="P9">El conocimiento se <text:span text:style-name="Strong_20_Emphasis">acumula y se reutiliza</text:span> (vía ADN).</text:p>
        </text:list-item>
      </text:list>
      <text:p text:style-name="Text_20_body">No hay intención consciente, pero sí <text:span text:style-name="Strong_20_Emphasis">comportamiento inteligente</text:span>.</text:p>
      <text:p text:style-name="Text_20_body">👉 No es azar puro: es <text:span text:style-name="Strong_20_Emphasis">cálculo distribuido</text:span>.</text:p>
      <text:p text:style-name="Horizontal_20_Line"/>
      <text:h text:style-name="Heading_20_2" text:outline-level="2">5. El ADN: información o memoria</text:h>
      <text:h text:style-name="Heading_20_3" text:outline-level="3">En biología</text:h>
      <text:list xml:id="list3447064931" text:style-name="L9">
        <text:list-item>
          <text:p text:style-name="P10">El ADN es:</text:p>
          <text:list>
            <text:list-item>
              <text:p text:style-name="P10">una molécula</text:p>
            </text:list-item>
            <text:list-item>
              <text:p text:style-name="P10">un código genético</text:p>
            </text:list-item>
            <text:list-item>
              <text:p text:style-name="P10">un mecanismo de herencia</text:p>
            </text:list-item>
          </text:list>
        </text:list-item>
      </text:list>
      <text:p text:style-name="Text_20_body">Se estudia por su estructura y función bioquímica.</text:p>
      <text:p text:style-name="Horizontal_20_Line"/>
      <text:h text:style-name="Heading_20_3" text:outline-level="3">En tu modelo</text:h>
      <text:list xml:id="list960932767" text:style-name="L10">
        <text:list-item>
          <text:p text:style-name="P11">El ADN es:</text:p>
          <text:list>
            <text:list-item>
              <text:p text:style-name="P11"><text:span text:style-name="Strong_20_Emphasis">memoria persistente</text:span></text:p>
            </text:list-item>
            <text:list-item>
              <text:p text:style-name="P11">almacenamiento de estados exitosos</text:p>
            </text:list-item>
            <text:list-item>
              <text:p text:style-name="P11">base de aprendizaje acumulativo</text:p>
            </text:list-item>
          </text:list>
        </text:list-item>
      </text:list>
      <text:p text:style-name="Text_20_body">No importa <text:span text:style-name="Emphasis">cómo</text:span> está hecho, sino <text:span text:style-name="Emphasis">qué papel cumple</text:span>.</text:p>
      <text:p text:style-name="Text_20_body"><text:soft-page-break/>👉 El ADN es a la vida lo que la memoria es a un computador.</text:p>
      <text:p text:style-name="Horizontal_20_Line"/>
      <text:h text:style-name="Heading_20_2" text:outline-level="2">6. Inteligencia: inexistente vs central</text:h>
      <text:h text:style-name="Heading_20_3" text:outline-level="3">En biología</text:h>
      <text:list xml:id="list881376123" text:style-name="L11">
        <text:list-item>
          <text:p text:style-name="P12">La inteligencia:</text:p>
          <text:list>
            <text:list-item>
              <text:p text:style-name="P12">aparece tarde</text:p>
            </text:list-item>
            <text:list-item>
              <text:p text:style-name="P12">es local (cerebros)</text:p>
            </text:list-item>
            <text:list-item>
              <text:p text:style-name="P12">es accidental</text:p>
            </text:list-item>
          </text:list>
        </text:list-item>
        <text:list-item>
          <text:p text:style-name="P12">La vida <text:span text:style-name="Strong_20_Emphasis">no es inteligente</text:span>, algunos seres lo son.</text:p>
        </text:list-item>
      </text:list>
      <text:p text:style-name="Text_20_body">La inteligencia es una excepción evolutiva.</text:p>
      <text:p text:style-name="Horizontal_20_Line"/>
      <text:h text:style-name="Heading_20_3" text:outline-level="3">En tu modelo</text:h>
      <text:list xml:id="list1398164668" text:style-name="L12">
        <text:list-item>
          <text:p text:style-name="P13">La inteligencia:</text:p>
          <text:list>
            <text:list-item>
              <text:p text:style-name="P13">está presente desde el inicio</text:p>
            </text:list-item>
            <text:list-item>
              <text:p text:style-name="P13">es global</text:p>
            </text:list-item>
            <text:list-item>
              <text:p text:style-name="P13">es el motor del sistema</text:p>
            </text:list-item>
          </text:list>
        </text:list-item>
        <text:list-item>
          <text:p text:style-name="P13">Los cerebros no crean inteligencia:<text:line-break/><text:span text:style-name="Strong_20_Emphasis">la canalizan</text:span>.</text:p>
        </text:list-item>
      </text:list>
      <text:p text:style-name="Text_20_body">La vida <text:span text:style-name="Strong_20_Emphasis">es inteligencia</text:span>.</text:p>
      <text:p text:style-name="Horizontal_20_Line"/>
      <text:h text:style-name="Heading_20_2" text:outline-level="2">7. Vida y universo</text:h>
      <text:h text:style-name="Heading_20_3" text:outline-level="3">En biología</text:h>
      <text:list xml:id="list2758663060" text:style-name="L13">
        <text:list-item>
          <text:p text:style-name="P14">La vida:</text:p>
          <text:list>
            <text:list-item>
              <text:p text:style-name="P14">es rara</text:p>
            </text:list-item>
            <text:list-item>
              <text:p text:style-name="P14">es frágil</text:p>
            </text:list-item>
            <text:list-item>
              <text:p text:style-name="P14">depende de condiciones muy específicas</text:p>
            </text:list-item>
          </text:list>
        </text:list-item>
        <text:list-item>
          <text:p text:style-name="P14">La Tierra es un caso especial.</text:p>
        </text:list-item>
      </text:list>
      <text:p text:style-name="Text_20_body">La vida podría desaparecer completamente.</text:p>
      <text:p text:style-name="Horizontal_20_Line"><text:soft-page-break/></text:p>
      <text:h text:style-name="Heading_20_3" text:outline-level="3">En tu modelo</text:h>
      <text:list xml:id="list4238465913" text:style-name="L14">
        <text:list-item>
          <text:p text:style-name="P15">La vida:</text:p>
          <text:list>
            <text:list-item>
              <text:p text:style-name="P15">es inevitable</text:p>
            </text:list-item>
            <text:list-item>
              <text:p text:style-name="P15">emerge siempre que puede</text:p>
            </text:list-item>
            <text:list-item>
              <text:p text:style-name="P15">es una propiedad del universo material</text:p>
            </text:list-item>
          </text:list>
        </text:list-item>
        <text:list-item>
          <text:p text:style-name="P15">No pertenece a un planeta, sino al cosmos.</text:p>
        </text:list-item>
      </text:list>
      <text:p text:style-name="Text_20_body">La vida podría desaparecer <text:span text:style-name="Strong_20_Emphasis">solo si desaparece el universo</text:span>.</text:p>
      <text:p text:style-name="Horizontal_20_Line"/>
      <text:h text:style-name="Heading_20_2" text:outline-level="2">8. Tipo de preguntas que puede responder cada modelo</text:h>
      <text:h text:style-name="Heading_20_3" text:outline-level="3">Biología responde bien a:</text:h>
      <text:list xml:id="list844657021" text:style-name="L15">
        <text:list-item>
          <text:p text:style-name="P16">¿Cómo funciona una célula?</text:p>
        </text:list-item>
        <text:list-item>
          <text:p text:style-name="P16">¿Por qué esta proteína tiene esta forma?</text:p>
        </text:list-item>
        <text:list-item>
          <text:p text:style-name="P16">¿Cómo se produce una mutación?</text:p>
        </text:list-item>
        <text:list-item>
          <text:p text:style-name="P16">¿Cómo evoluciona una población?</text:p>
        </text:list-item>
      </text:list>
      <text:p text:style-name="Horizontal_20_Line"/>
      <text:h text:style-name="Heading_20_3" text:outline-level="3">Tu modelo responde a:</text:h>
      <text:list xml:id="list1944609665" text:style-name="L16">
        <text:list-item>
          <text:p text:style-name="P17">¿Por qué la vida explora?</text:p>
        </text:list-item>
        <text:list-item>
          <text:p text:style-name="P17">¿Por qué existe la muerte?</text:p>
        </text:list-item>
        <text:list-item>
          <text:p text:style-name="P17">¿Por qué el conocimiento se acumula?</text:p>
        </text:list-item>
        <text:list-item>
          <text:p text:style-name="P17">¿Qué “hace” la vida en el universo?</text:p>
        </text:list-item>
        <text:list-item>
          <text:p text:style-name="P17">¿Por qué la inteligencia aparece inevitablemente?</text:p>
        </text:list-item>
      </text:list>
      <text:p text:style-name="Text_20_body">👉 No compiten: <text:span text:style-name="Strong_20_Emphasis">operan en planos distintos</text:span>.</text:p>
      <text:p text:style-name="Horizontal_20_Line"/>
      <text:h text:style-name="Heading_20_2" text:outline-level="2">9. Diferencia clave, resumida en una frase</text:h>
      <text:list xml:id="list3259365301" text:style-name="L17">
        <text:list-item>
          <text:p text:style-name="P18"><text:span text:style-name="Strong_20_Emphasis">La biología estudia la vida como materia organizada.</text:span></text:p>
        </text:list-item>
        <text:list-item>
          <text:p text:style-name="P18"><text:span text:style-name="Strong_20_Emphasis">Tu modelo estudia la vida como inteligencia en ejecución.</text:span></text:p>
        </text:list-item>
      </text:list>
      <text:p text:style-name="Text_20_body">O, de forma aún más clara:</text:p>
      <text:p text:style-name="Quotations"><text:soft-page-break/>La biología explica <text:span text:style-name="Strong_20_Emphasis">cómo está construida</text:span> la vida.<text:line-break/>Tu modelo intenta explicar <text:span text:style-name="Strong_20_Emphasis">para qué funciona</text:span>.</text:p>
      <text:p text:style-name="Horizontal_20_Line"/>
      <text:p text:style-name="Text_20_body"/>
      <text:p text:style-name="Horizontal_20_Line"/>
      <text:p text:style-name="Text_20_body">La forma en que comprendemos la vida depende, en gran medida, del punto de vista desde el que decidimos observarla. Durante siglos, el modelo dominante ha sido el biológico, un modelo extraordinariamente eficaz para describir la estructura, el funcionamiento y la evolución de los organismos. Gracias a él comprendemos cómo funcionan las células, cómo se replican los tejidos, cómo se transmiten los caracteres hereditarios y cómo las poblaciones cambian a lo largo del tiempo. La biología ha diseccionado la vida con una precisión admirable, descomponiéndola en sus partes más pequeñas para revelar los mecanismos que la sostienen. Sin embargo, este enfoque, tan poderoso para explicar el “cómo”, se vuelve limitado cuando intentamos responder a preguntas de otro orden. Preguntas que no se refieren a la composición de la vida, sino a su comportamiento global. No a su estructura, sino a su función. No a los individuos, sino al conjunto.</text:p>
      <text:p text:style-name="Text_20_body">En el modelo biológico tradicional, la vida no es una entidad en sí misma, sino una propiedad que emerge cuando la materia alcanza cierto grado de complejidad. Se habla de vida del mismo modo que se habla de combustión o de cristalización: como un fenómeno que ocurre bajo determinadas condiciones. Desde esta perspectiva, no existe “la vida” como sujeto, sino organismos vivos, sistemas bioquímicos capaces de metabolizar energía, reproducirse y adaptarse a su entorno. El individuo se convierte así en la unidad central del análisis, y la especie en una abstracción estadística útil para describir poblaciones. La muerte, en este marco, no plantea ningún problema conceptual: es simplemente el resultado inevitable del deterioro de los tejidos y del fallo progresivo de los mecanismos de mantenimiento. Los individuos nacen, funcionan durante un tiempo y desaparecen. No hay más allá.</text:p>
      <text:p text:style-name="Text_20_body">La evolución, en este mismo modelo, se explica como un proceso ciego, sin dirección ni propósito. La variación surge por azar; la selección natural filtra aquellas variaciones que permiten una mayor supervivencia y reproducción en un entorno concreto. No hay intención, ni aprendizaje, ni objetivo. El sistema no “sabe” nada, no recuerda nada, no planifica nada. Simplemente, ocurre. Este enfoque ha demostrado ser extremadamente útil para explicar la diversidad de la vida, la adaptación de los organismos y la aparición de estructuras complejas a partir de procesos simples. Pero precisamente por su carácter mecanicista, evita deliberadamente atribuir cualquier tipo de entidad o comportamiento global al conjunto del fenómeno vital.</text:p>
      <text:p text:style-name="Text_20_body">El modelo que proponemos aquí no niega ninguna de estas observaciones ni cuestiona la validez del conocimiento biológico acumulado. Al contrario, parte de él. Pero introduce un cambio de nivel en el análisis. En lugar de preguntar cómo está construida la vida, se pregunta qué hace la vida cuando se pone en marcha. En lugar de centrarse en los componentes materiales, observa el comportamiento funcional del sistema en su conjunto. Y desde ese punto de vista, emergen propiedades que el modelo <text:soft-page-break/>biológico clásico no contempla, no porque sean falsas, sino porque quedan fuera de su marco conceptual.</text:p>
      <text:p text:style-name="Text_20_body">Desde esta nueva perspectiva, la vida deja de ser una simple propiedad local de ciertos sistemas materiales para convertirse en un proceso global, continuo y coherente. No algo que ocurre aquí o allí, sino algo que se despliega en el tiempo y en el espacio siempre que las condiciones lo permiten. Los individuos, en este marco, no son el centro del sistema, sino sus componentes funcionales. Su nacimiento, reproducción y muerte no se interpretan como fines en sí mismos, sino como operaciones necesarias para que el proceso continúe. El valor del individuo no reside en su duración ni en su éxito personal, sino en su contribución al comportamiento del sistema del que forma parte.</text:p>
      <text:p text:style-name="Text_20_body">Este cambio de perspectiva transforma también nuestra comprensión de la evolución. Lo que desde el punto de vista biológico aparece como un proceso ciego y puramente estadístico, desde el punto de vista funcional puede interpretarse como un proceso de exploración de soluciones. La vida prueba configuraciones, evalúa resultados, conserva aquellas que funcionan y descarta las que no. La información útil no se pierde, sino que se acumula y se reutiliza a través de la herencia. El ADN, en este contexto, deja de ser únicamente una molécula portadora de información genética para convertirse en un mecanismo de memoria: un registro persistente de soluciones parciales que el sistema ha encontrado a lo largo del tiempo.</text:p>
      <text:p text:style-name="Text_20_body">No se trata de atribuir conciencia, intención o voluntad en un sentido humano al proceso vital, sino de reconocer un comportamiento que, funcionalmente, cumple los criterios de la inteligencia. La vida resuelve problemas reales en entornos cambiantes, optimiza recursos, se adapta a restricciones, aprende de la experiencia y mejora sus resultados con el tiempo. Estas no son metáforas poéticas, sino descripciones funcionales. Si observáramos estos mismos comportamientos en un sistema artificial, no dudaríamos en llamarlo inteligente.</text:p>
      <text:p text:style-name="Text_20_body">En el modelo biológico tradicional, la inteligencia aparece tarde y de forma localizada, asociada a sistemas nerviosos complejos. Es una rareza evolutiva, una propiedad emergente de ciertos cerebros. En el modelo que proponemos, ocurre lo contrario: la inteligencia es una propiedad global del sistema vida, y los cerebros son uno de los muchos mecanismos que esta inteligencia utiliza para operar a escala local. No es la inteligencia la que emerge de los organismos; son los organismos los que emergen como instrumentos de una inteligencia más amplia.</text:p>
      <text:p text:style-name="Text_20_body">Este enfoque tiene también consecuencias profundas en la forma en que entendemos la relación entre la vida y el universo. Desde el modelo biológico clásico, la vida es rara, frágil y posiblemente excepcional. Depende de un delicado equilibrio de condiciones que podría romperse con facilidad. La Tierra aparece como un lugar privilegiado, quizá único. Desde el modelo funcional, en cambio, la vida se interpreta como una reacción natural de la materia, una propiedad emergente del universo bajo ciertas leyes físicas. Si los elementos necesarios se producen de forma abundante en el interior de las estrellas, y si el universo ofrece incontables escenarios donde pueden combinarse, entonces la aparición de la vida deja de ser un accidente improbable para convertirse en algo inevitable, una consecuencia más de la existencia del cosmos tal y como lo conocemos.</text:p>
      <text:p text:style-name="Text_20_body">En este sentido, la vida no pertenece a un planeta ni a una especie, sino al universo entero. Puede surgir aquí y desaparecer, surgir allí y continuar. Su continuidad no depende de la supervivencia de una forma <text:soft-page-break/>concreta, sino de la persistencia del proceso. Incluso la extinción masiva de especies, lejos de refutar esta idea, la refuerza: la vida continúa, reorganiza sus estrategias y sigue explorando.</text:p>
      <text:p text:style-name="Text_20_body">La diferencia esencial entre ambos modelos no está, por tanto, en los hechos que describen, sino en el tipo de preguntas que consideran legítimas. El modelo biológico es extraordinario para explicar los mecanismos, pero guarda silencio ante las preguntas existenciales. El modelo funcional no pretende responderlas de forma dogmática, pero ofrece un marco en el que pueden formularse sin caer en el vacío. No habla de propósito individual, ni de misiones personales dictadas desde fuera, sino de participación en un proceso mayor cuyo comportamiento puede observarse, simularse y analizarse.</text:p>
      <text:p text:style-name="Text_20_body">Así, mientras la biología nos enseña cómo está hecha la vida, este modelo intenta comprender qué está haciendo la vida en el universo. Y es desde esta diferencia, sutil pero decisiva, desde donde se abre el camino que exploraremos en los capítulos siguientes.</text:p>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14T10:04:51.370000000</meta:creation-date>
    <dc:date>2025-12-14T10:32:57.363000000</dc:date>
    <meta:editing-duration>PT17M55S</meta:editing-duration>
    <meta:editing-cycles>1</meta:editing-cycles>
    <meta:document-statistic meta:table-count="0" meta:image-count="0" meta:object-count="0" meta:page-count="8" meta:paragraph-count="132" meta:word-count="1990" meta:character-count="12028" meta:non-whitespace-character-count="10245"/>
    <meta:generator>LibreOffice/7.3.5.2$Windows_X86_64 LibreOffice_project/184fe81b8c8c30d8b5082578aee2fed2ea847c01</meta:generator>
  </office:meta>
</office:document-meta>
</file>